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Text_20_A4_20_small">
      <style:graphic-properties fo:min-height="0.247cm" fo:min-width="1.977cm"/>
      <style:paragraph-properties style:writing-mode="lr-tb"/>
    </style:style>
    <style:style style:name="gr24" style:family="graphic" style:parent-style-name="Text_20_A4_20_small">
      <style:graphic-properties fo:min-height="0.247cm" fo:min-width="2.05cm"/>
      <style:paragraph-properties style:writing-mode="lr-tb"/>
    </style:style>
    <style:style style:name="gr25" style:family="graphic" style:parent-style-name="Text_20_A4_20_small">
      <style:graphic-properties fo:min-height="0.247cm" fo:min-width="1.757cm"/>
      <style:paragraph-properties style:writing-mode="lr-tb"/>
    </style:style>
    <style:style style:name="gr26" style:family="graphic" style:parent-style-name="Text_20_A4_20_small">
      <style:graphic-properties fo:min-height="0.25cm" fo:min-width="1.537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Text_20_A4_20_small">
      <style:graphic-properties fo:min-height="0.247cm" fo:min-width="0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2cm" svg:height="26cm" svg:x="1.499cm" svg:y="1.499cm" svg:viewBox="0 0 18003 26001" draw:points="0,0 8500,0 9500,1000 17500,1000 18002,1500 18003,25501 17501,26001 501,26001 1,25501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6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5cm" svg:x="2.499cm" svg:y="6.0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6.099cm" svg:x2="3.999cm" svg:y2="7.699cm">
          <text:p/>
        </draw:line>
        <draw:line draw:style-name="gr7" draw:layer="layout" svg:x1="5.499cm" svg:y1="6.099cm" svg:x2="5.499cm" svg:y2="7.599cm">
          <text:p/>
        </draw:line>
        <draw:line draw:style-name="gr7" draw:layer="layout" svg:x1="6.999cm" svg:y1="6.099cm" svg:x2="6.999cm" svg:y2="7.599cm">
          <text:p/>
        </draw:line>
        <draw:line draw:style-name="gr7" draw:layer="layout" svg:x1="8.499cm" svg:y1="6.0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699cm" svg:x2="3.999cm" svg:y2="8.599cm">
          <text:p/>
        </draw:line>
        <draw:frame draw:style-name="gr16" draw:text-style-name="P1" draw:layer="layout" svg:width="0.989cm" svg:height="0.297cm" svg:x="3.01cm" svg:y="8.302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9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3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4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9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5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6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7cm" svg:height="9.5cm" svg:x="1.999cm" svg:y="17.499cm" svg:viewBox="0 0 17001 9501" draw:points="0,0 16500,0 17000,500 17001,8001 16501,8501 11501,8501 10501,9501 501,9501 1,9001">
          <text:p/>
        </draw:polygon>
        <draw:polygon draw:style-name="gr19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line draw:style-name="gr27" draw:text-style-name="P3" draw:layer="layout" svg:x1="12.799cm" svg:y1="12.548cm" svg:x2="14.298cm" svg:y2="12.548cm">
          <text:p/>
        </draw:line>
        <draw:line draw:style-name="gr27" draw:text-style-name="P3" draw:layer="layout" svg:x1="2.499cm" svg:y1="26.349cm" svg:x2="6.499cm" svg:y2="26.349cm">
          <text:p/>
        </draw:line>
        <draw:line draw:style-name="gr7" draw:text-style-name="P2" draw:layer="layout" svg:x1="13.5cm" svg:y1="27.003cm" svg:x2="18.5cm" svg:y2="27.003cm">
          <text:p/>
        </draw:line>
        <draw:frame draw:style-name="gr28" draw:text-style-name="P1" draw:layer="layout" svg:width="0.837cm" svg:height="0.297cm" svg:x="17.663cm" svg:y="27.003cm">
          <draw:text-box>
            <text:p>kar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1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1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1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1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2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5cm" fo:margin-bottom="2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3T00:40:46.937000000</dc:date>
    <meta:editing-duration>PT3H51M11S</meta:editing-duration>
    <meta:editing-cycles>197</meta:editing-cycles>
    <meta:document-statistic meta:object-count="118"/>
  </office:meta>
</office:document-meta>
</file>